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Georgia" svg:font-family="Georgia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 style:list-style-name="L1">
      <style:text-properties style:font-name="Georgia" fo:font-size="12pt" officeooo:rsid="000bb9d4" officeooo:paragraph-rsid="000bb9d4" style:font-size-asian="12pt" style:font-size-complex="12pt"/>
    </style:style>
    <style:style style:name="P2" style:family="paragraph" style:parent-style-name="Preformatted_20_Text" style:list-style-name="L1">
      <style:text-properties style:font-name="Georgia" fo:font-size="12pt" officeooo:rsid="000bb9d4" officeooo:paragraph-rsid="000ef2a3" style:font-size-asian="12pt" style:font-size-complex="12pt"/>
    </style:style>
    <style:style style:name="P3" style:family="paragraph" style:parent-style-name="Preformatted_20_Text">
      <style:text-properties style:font-name="Georgia" fo:font-size="12pt" officeooo:rsid="000bb9d4" officeooo:paragraph-rsid="000ef2a3" style:font-size-asian="12pt" style:font-size-complex="12pt"/>
    </style:style>
    <style:style style:name="P4" style:family="paragraph" style:parent-style-name="Preformatted_20_Text" style:list-style-name="L1">
      <style:text-properties style:font-name="Georgia" fo:font-size="12pt" officeooo:paragraph-rsid="000bb9d4" style:font-size-asian="12pt" style:font-size-complex="12pt"/>
    </style:style>
    <style:style style:name="P5" style:family="paragraph" style:parent-style-name="Preformatted_20_Text" style:list-style-name="L1">
      <style:text-properties style:font-name="Georgia" fo:font-size="12pt" officeooo:paragraph-rsid="000ef2a3" style:font-size-asian="12pt" style:font-size-complex="12pt"/>
    </style:style>
    <style:style style:name="P6" style:family="paragraph" style:parent-style-name="Preformatted_20_Text" style:list-style-name="L1">
      <style:text-properties style:font-name="Georgia" fo:font-size="12pt" officeooo:rsid="000ef2a3" officeooo:paragraph-rsid="000ef2a3" style:font-size-asian="12pt" style:font-size-complex="12pt"/>
    </style:style>
    <style:style style:name="P7" style:family="paragraph" style:parent-style-name="Preformatted_20_Text">
      <style:text-properties style:font-name="Georgia" fo:font-size="12pt" officeooo:rsid="001087d0" officeooo:paragraph-rsid="001087d0" style:font-size-asian="12pt" style:font-size-complex="12pt"/>
    </style:style>
    <style:style style:name="P8" style:family="paragraph" style:parent-style-name="Preformatted_20_Text" style:list-style-name="L2">
      <style:text-properties style:font-name="Georgia" fo:font-size="12pt" officeooo:rsid="001087d0" officeooo:paragraph-rsid="001087d0" style:font-size-asian="12pt" style:font-size-complex="12pt"/>
    </style:style>
    <style:style style:name="P9" style:family="paragraph" style:parent-style-name="Preformatted_20_Text" style:list-style-name="L2">
      <style:text-properties style:font-name="Georgia" fo:font-size="12pt" officeooo:rsid="0013dfcd" officeooo:paragraph-rsid="0013dfcd" style:font-size-asian="12pt" style:font-size-complex="12pt"/>
    </style:style>
    <style:style style:name="P10" style:family="paragraph" style:parent-style-name="Preformatted_20_Text" style:list-style-name="L2">
      <style:text-properties style:font-name="Georgia" fo:font-size="12pt" officeooo:paragraph-rsid="001087d0" style:font-size-asian="12pt" style:font-size-complex="12pt"/>
    </style:style>
    <style:style style:name="P11" style:family="paragraph" style:parent-style-name="Preformatted_20_Text" style:list-style-name="L2">
      <style:text-properties style:font-name="Georgia" fo:font-size="12pt" officeooo:rsid="001112a8" officeooo:paragraph-rsid="001112a8" style:font-size-asian="12pt" style:font-size-complex="12pt"/>
    </style:style>
    <style:style style:name="P12" style:family="paragraph" style:parent-style-name="Preformatted_20_Text">
      <style:text-properties fo:font-size="12pt" officeooo:paragraph-rsid="000bb9d4" style:font-size-asian="12pt" style:font-size-complex="12pt"/>
    </style:style>
    <style:style style:name="T1" style:family="text">
      <style:text-properties officeooo:rsid="000bb9d4"/>
    </style:style>
    <style:style style:name="T2" style:family="text">
      <style:text-properties officeooo:rsid="000c1bb3"/>
    </style:style>
    <style:style style:name="T3" style:family="text">
      <style:text-properties style:font-name="Liberation Mono" fo:font-size="10pt" officeooo:rsid="000d69f5" style:font-name-asian="Noto Sans Mono CJK SC" style:font-size-asian="10pt" style:font-name-complex="Liberation Mono" style:font-size-complex="10pt"/>
    </style:style>
    <style:style style:name="T4" style:family="text">
      <style:text-properties style:font-name="Liberation Mono" fo:font-size="10pt" officeooo:rsid="000ef2a3" style:font-name-asian="Noto Sans Mono CJK SC" style:font-size-asian="10pt" style:font-name-complex="Liberation Mono" style:font-size-complex="10pt"/>
    </style:style>
    <style:style style:name="T5" style:family="text">
      <style:text-properties style:font-name="Liberation Mono" fo:font-size="10pt" officeooo:rsid="001087d0" style:font-name-asian="Noto Sans Mono CJK SC" style:font-size-asian="10pt" style:font-name-complex="Liberation Mono" style:font-size-complex="10pt"/>
    </style:style>
    <style:style style:name="T6" style:family="text">
      <style:text-properties style:font-name="Liberation Mono" fo:font-size="10pt" officeooo:rsid="0013dfcd" style:font-name-asian="Noto Sans Mono CJK SC" style:font-size-asian="10pt" style:font-name-complex="Liberation Mono" style:font-size-complex="10pt"/>
    </style:style>
    <style:style style:name="T7" style:family="text">
      <style:text-properties officeooo:rsid="000ef2a3"/>
    </style:style>
    <style:style style:name="T8" style:family="text">
      <style:text-properties officeooo:rsid="001087d0"/>
    </style:style>
    <style:style style:name="T9" style:family="text">
      <style:text-properties officeooo:rsid="0013dfcd"/>
    </style:style>
    <style:style style:name="T10" style:family="text">
      <style:text-properties fo:font-size="10pt" officeooo:rsid="000d69f5" style:font-name-asian="Noto Sans Mono CJK SC" style:font-size-asian="10pt" style:font-name-complex="Liberation Mono" style:font-size-complex="10pt"/>
    </style:style>
    <style:style style:name="T11" style:family="text">
      <style:text-properties fo:font-size="10pt" officeooo:rsid="000ef2a3" style:font-name-asian="Noto Sans Mono CJK SC" style:font-size-asian="10pt" style:font-name-complex="Liberation Mono" style:font-size-complex="10pt"/>
    </style:style>
    <style:style style:name="T12" style:family="text">
      <style:text-properties fo:font-size="10pt" officeooo:rsid="0013dfcd" style:font-name-asian="Noto Sans Mono CJK SC" style:font-size-asian="10pt" style:font-name-complex="Liberation Mono" style:font-size-complex="10pt"/>
    </style:style>
    <style:style style:name="T13" style:family="text">
      <style:text-properties officeooo:rsid="00151894"/>
    </style:style>
    <style:style style:name="T14" style:family="text">
      <style:text-properties style:font-name="Georgia" officeooo:rsid="00151894"/>
    </style:style>
    <style:style style:name="T15" style:family="text">
      <style:text-properties style:font-name="Georgia" officeooo:rsid="000bb9d4"/>
    </style:style>
    <style:style style:name="T16" style:family="text">
      <style:text-properties style:font-name="Georgia" officeooo:rsid="000ef2a3"/>
    </style:style>
    <style:style style:name="T17" style:family="text">
      <style:text-properties style:font-name="Georgia" fo:font-size="10pt" officeooo:rsid="00151894" style:font-name-asian="Noto Sans Mono CJK SC" style:font-size-asian="10pt" style:font-name-complex="Liberation Mono" style:font-size-complex="10pt"/>
    </style:style>
    <style:style style:name="T18" style:family="text">
      <style:text-properties style:font-name="Georgia" officeooo:rsid="00151894" style:font-name-asian="Noto Sans Mono CJK SC" style:font-name-complex="Liberation Mono"/>
    </style:style>
    <style:style style:name="T19" style:family="text">
      <style:text-properties officeooo:rsid="000d69f5" style:font-name-asian="Noto Sans Mono CJK SC" style:font-name-complex="Liberation Mono"/>
    </style:style>
    <style:style style:name="T20" style:family="text">
      <style:text-properties officeooo:rsid="000ef2a3" style:font-name-asian="Noto Sans Mono CJK SC" style:font-name-complex="Liberation Mono"/>
    </style:style>
    <style:style style:name="T21" style:family="text">
      <style:text-properties officeooo:rsid="0013dfcd" style:font-name-asian="Noto Sans Mono CJK SC" style:font-name-complex="Liberation Mono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8">This is our</text:span><text:span text:style-name="T15"> </text:span><text:span text:style-name="T16">spiritual </text:span><text:span text:style-name="T15">lineage:</text:span></text:p>
      <text:list xml:id="list3825890671" text:style-name="L1">
        <text:list-item>
          <text:p text:style-name="P1">Abraham, who established the first covenant</text:p>
        </text:list-item>
        <text:list-item>
          <text:p text:style-name="P4"><text:span text:style-name="T19">David</text:span><text:span text:style-name="T1">, who </text:span><text:span text:style-name="T20">unified the people</text:span></text:p>
        </text:list-item>
        <text:list-item>
          <text:p text:style-name="P2">Jesus, <text:span text:style-name="T2">who established the second </text:span>covenant</text:p>
        </text:list-item>
        <text:list-item>
          <text:p text:style-name="P6">Paul, who established the church</text:p>
        </text:list-item>
        <text:list-item>
          <text:p text:style-name="P2">Constantine, <text:span text:style-name="T7">who unified the people</text:span></text:p>
        </text:list-item>
        <text:list-item>
          <text:p text:style-name="P2">Thomas Aquinas, <text:span text:style-name="T7">who unified the doctrine</text:span></text:p>
        </text:list-item>
        <text:list-item>
          <text:p text:style-name="P5"><text:span text:style-name="T1">Martin Luther, </text:span><text:span text:style-name="T8">who </text:span><text:span text:style-name="T21">corrected</text:span><text:span text:style-name="T8"> the doctrine</text:span></text:p>
        </text:list-item>
        <text:list-item>
          <text:p text:style-name="P2">Julian, <text:span text:style-name="T8">who established the third covenant</text:span></text:p>
        </text:list-item>
      </text:list>
      <text:p text:style-name="P3"/>
      <text:p text:style-name="P7"><text:span text:style-name="T13">This is o</text:span>ur scientific lineage:</text:p>
      <text:list xml:id="list2234229301" text:style-name="L2">
        <text:list-item>
          <text:p text:style-name="P8">Galileo, who corrected the church</text:p>
        </text:list-item>
        <text:list-item>
          <text:p text:style-name="P8">Isaac Newton, who considered nature</text:p>
        </text:list-item>
        <text:list-item>
          <text:p text:style-name="P9">Charles Darwin, who considered our origins</text:p>
        </text:list-item>
        <text:list-item>
          <text:p text:style-name="P10"><text:span text:style-name="T8">Albert Einstein, who </text:span><text:span text:style-name="T9">c</text:span><text:span text:style-name="T8">onsidered </text:span><text:span text:style-name="T21">the cosmos</text:span></text:p>
        </text:list-item>
        <text:list-item>
          <text:p text:style-name="P11">Julian, who unified the doctrine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Georgia" svg:font-family="Georgia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7-12T00:08:10.613291362</dc:date>
    <meta:editing-duration>PT4M27S</meta:editing-duration>
    <meta:editing-cycles>4</meta:editing-cycles>
    <meta:document-statistic meta:table-count="0" meta:image-count="0" meta:object-count="0" meta:page-count="1" meta:paragraph-count="15" meta:word-count="95" meta:character-count="575" meta:non-whitespace-character-count="508"/>
  </office:meta>
</office:document-meta>
</file>